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Verdana, sans-serif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粗体" style:font-family-generic="modern" style:font-pitch="fixed"/>
    <style:font-face style:name="新宋体1" svg:font-family="新宋体" style:font-family-generic="modern" style:font-pitch="fixed"/>
    <style:font-face style:name="新宋体" svg:font-family="新宋体" style:font-adornments="标准" style:font-family-generic="modern" style:font-pitch="fixed"/>
    <style:font-face style:name="新宋体2" svg:font-family="新宋体" style:font-adornments="粗体" style:font-family-generic="modern" style:font-pitch="fixed"/>
    <style:font-face style:name="宋体1" svg:font-family="宋体" style:font-adornments="标准" style:font-pitch="variable"/>
    <style:font-face style:name="宋体" svg:font-family="宋体" style:font-adornments="粗体" style:font-pitch="variable"/>
    <style:font-face style:name="永中宋体" svg:font-family="永中宋体" style:font-adornments="标准" style:font-pitch="variable"/>
    <style:font-face style:name="DejaVu Serif" svg:font-family="'DejaVu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Verdana" svg:font-family="Verdana" style:font-adornments="标准" style:font-family-generic="swiss" style:font-pitch="variable"/>
    <style:font-face style:name="微软雅黑" svg:font-family="微软雅黑" style:font-adornments="粗体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adam_5f_code">
      <style:text-properties officeooo:paragraph-rsid="00a9b047"/>
    </style:style>
    <style:style style:name="P2" style:family="paragraph" style:parent-style-name="adam_5f_code">
      <style:text-properties officeooo:paragraph-rsid="00af26da"/>
    </style:style>
    <style:style style:name="P3" style:family="paragraph" style:parent-style-name="adam_5f_code">
      <style:text-properties officeooo:paragraph-rsid="00b2fdda"/>
    </style:style>
    <style:style style:name="P4" style:family="paragraph" style:parent-style-name="adam_5f_code">
      <style:text-properties officeooo:paragraph-rsid="00b99a6a"/>
    </style:style>
    <style:style style:name="P5" style:family="paragraph" style:parent-style-name="adam_5f_code">
      <style:text-properties officeooo:paragraph-rsid="00cd6b5e"/>
    </style:style>
    <style:style style:name="P6" style:family="paragraph" style:parent-style-name="adam_5f_param">
      <style:paragraph-properties fo:break-before="page"/>
    </style:style>
    <style:style style:name="P7" style:family="paragraph" style:parent-style-name="adam_5f_param">
      <style:text-properties officeooo:paragraph-rsid="00af0980"/>
    </style:style>
    <style:style style:name="P8" style:family="paragraph" style:parent-style-name="adam_5f_param">
      <style:text-properties officeooo:paragraph-rsid="00b76676"/>
    </style:style>
    <style:style style:name="P9" style:family="paragraph" style:parent-style-name="adam_5f_param">
      <style:text-properties officeooo:paragraph-rsid="00bdd7e9"/>
    </style:style>
    <style:style style:name="P10" style:family="paragraph" style:parent-style-name="adam_5f_param">
      <style:text-properties officeooo:paragraph-rsid="00be6f53"/>
    </style:style>
    <style:style style:name="P11" style:family="paragraph" style:parent-style-name="adam_5f_param">
      <style:text-properties officeooo:paragraph-rsid="00c0bbdb"/>
    </style:style>
    <style:style style:name="P12" style:family="paragraph" style:parent-style-name="adam_5f_param">
      <style:text-properties officeooo:paragraph-rsid="00ca5ad3"/>
    </style:style>
    <style:style style:name="T1" style:family="text">
      <style:text-properties fo:language="none" fo:country="none"/>
    </style:style>
    <style:style style:name="T2" style:family="text">
      <style:text-properties fo:language="none" fo:country="none" officeooo:rsid="00c88a32"/>
    </style:style>
    <style:style style:name="T3" style:family="text">
      <style:text-properties officeooo:rsid="00a99656"/>
    </style:style>
    <style:style style:name="T4" style:family="text">
      <style:text-properties officeooo:rsid="00ab4761"/>
    </style:style>
    <style:style style:name="T5" style:family="text">
      <style:text-properties officeooo:rsid="00abf947"/>
    </style:style>
    <style:style style:name="T6" style:family="text">
      <style:text-properties officeooo:rsid="00ac63df"/>
    </style:style>
    <style:style style:name="T7" style:family="text">
      <style:text-properties officeooo:rsid="00af0980"/>
    </style:style>
    <style:style style:name="T8" style:family="text">
      <style:text-properties officeooo:rsid="00af26da"/>
    </style:style>
    <style:style style:name="T9" style:family="text">
      <style:text-properties officeooo:rsid="00afd0f5"/>
    </style:style>
    <style:style style:name="T10" style:family="text">
      <style:text-properties officeooo:rsid="00b037eb"/>
    </style:style>
    <style:style style:name="T11" style:family="text">
      <style:text-properties officeooo:rsid="00b0e375"/>
    </style:style>
    <style:style style:name="T12" style:family="text">
      <style:text-properties officeooo:rsid="00b1e11e"/>
    </style:style>
    <style:style style:name="T13" style:family="text">
      <style:text-properties officeooo:rsid="00b41388"/>
    </style:style>
    <style:style style:name="T14" style:family="text">
      <style:text-properties officeooo:rsid="00b57fbb"/>
    </style:style>
    <style:style style:name="T15" style:family="text">
      <style:text-properties officeooo:rsid="00b76676"/>
    </style:style>
    <style:style style:name="T16" style:family="text">
      <style:text-properties officeooo:rsid="00b7a165"/>
    </style:style>
    <style:style style:name="T17" style:family="text">
      <style:text-properties officeooo:rsid="00baac67"/>
    </style:style>
    <style:style style:name="T18" style:family="text">
      <style:text-properties officeooo:rsid="00bc946f"/>
    </style:style>
    <style:style style:name="T19" style:family="text">
      <style:text-properties officeooo:rsid="00bdd7e9"/>
    </style:style>
    <style:style style:name="T20" style:family="text">
      <style:text-properties officeooo:rsid="00be6f53"/>
    </style:style>
    <style:style style:name="T21" style:family="text">
      <style:text-properties officeooo:rsid="00bebe21"/>
    </style:style>
    <style:style style:name="T22" style:family="text">
      <style:text-properties officeooo:rsid="00c0bbdb"/>
    </style:style>
    <style:style style:name="T23" style:family="text">
      <style:text-properties officeooo:rsid="00c331fe"/>
    </style:style>
    <style:style style:name="T24" style:family="text">
      <style:text-properties officeooo:rsid="00c3c13c"/>
    </style:style>
    <style:style style:name="T25" style:family="text">
      <style:text-properties officeooo:rsid="00c5ea1b"/>
    </style:style>
    <style:style style:name="T26" style:family="text">
      <style:text-properties fo:font-size="11pt" fo:language="none" fo:country="none" officeooo:rsid="00ca5ad3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adam_5f_param">ChaiScript只有头文件，缺点是编译慢，而且因为大量使用模板，编译就更慢。</text:p>
      <text:p text:style-name="adam_5f_param"/>
      <text:p text:style-name="adam_5f_param">说明：本文示例代码一律假定已经using namespace chaiscript。</text:p>
      <text:p text:style-name="adam_5f_title_5f_3">函数</text:p>
      <text:p text:style-name="adam_5f_param">导出（expose）函数到ChaiScript：</text:p>
      <text:p text:style-name="adam_5f_code"><text:span text:style-name="keyword3_5f_cpp">int</text:span> echo <text:span text:style-name="symbol0_5f_cpp">(</text:span><text:span text:style-name="keyword3_5f_cpp">int</text:span> i<text:span text:style-name="symbol0_5f_cpp">)</text:span> <text:span text:style-name="symbol0_5f_cpp">{</text:span></text:p>
      <text:p text:style-name="adam_5f_code"><text:s text:c="2"/><text:span text:style-name="keyword0_5f_cpp">return</text:span> i<text:span text:style-name="symbol4_5f_cpp">;</text:span></text:p>
      <text:p text:style-name="adam_5f_code"><text:span text:style-name="symbol0_5f_cpp">}</text:span></text:p>
      <text:p text:style-name="adam_5f_code"/>
      <text:p text:style-name="adam_5f_code">ChaiScript chai<text:span text:style-name="symbol4_5f_cpp">;</text:span></text:p>
      <text:p text:style-name="adam_5f_code">chai.<text:span text:style-name="member0_5f_cpp">add</text:span><text:span text:style-name="symbol0_5f_cpp">(</text:span>fun<text:span text:style-name="symbol0_5f_cpp">(</text:span><text:span text:style-name="symbol3_5f_cpp">&amp;</text:span>echo<text:span text:style-name="symbol0_5f_cpp">)</text:span>, <text:span text:style-name="string_5f_cpp">"echo"</text:span><text:span text:style-name="symbol0_5f_cpp">)</text:span><text:span text:style-name="symbol4_5f_cpp">;</text:span> <text:s/><text:span text:style-name="comment0_5f_cpp">// 导出到ChaiScript</text:span></text:p>
      <text:p text:style-name="adam_5f_code"><text:span text:style-name="keyword3_5f_cpp">int</text:span> i <text:span text:style-name="symbol1_5f_cpp">=</text:span> chai.<text:span text:style-name="member0_5f_cpp">eval</text:span><text:span text:style-name="symbol1_5f_cpp">&lt;</text:span><text:span text:style-name="keyword3_5f_cpp">int</text:span><text:span text:style-name="symbol1_5f_cpp">&gt;</text:span><text:span text:style-name="symbol0_5f_cpp">(</text:span><text:span text:style-name="string_5f_cpp">"echo(1)"</text:span><text:span text:style-name="symbol0_5f_cpp">)</text:span><text:span text:style-name="symbol4_5f_cpp">;</text:span> <text:s/><text:span text:style-name="comment0_5f_cpp">// 在ChaiScript里调用这个函数</text:span></text:p>
      <text:p text:style-name="adam_5f_param">导出重载函数时，需要指定具体类型：</text:p>
      <text:p text:style-name="adam_5f_code">string echo<text:span text:style-name="symbol0_5f_cpp">(</text:span><text:span text:style-name="keyword3_5f_cpp">const</text:span> string<text:span text:style-name="symbol3_5f_cpp">&amp;</text:span> s<text:span text:style-name="symbol0_5f_cpp">)</text:span> <text:span text:style-name="symbol0_5f_cpp">{</text:span></text:p>
      <text:p text:style-name="adam_5f_code"><text:s text:c="2"/><text:span text:style-name="keyword0_5f_cpp">return</text:span> s<text:span text:style-name="symbol4_5f_cpp">;</text:span></text:p>
      <text:p text:style-name="adam_5f_code"><text:span text:style-name="symbol0_5f_cpp">}</text:span></text:p>
      <text:p text:style-name="adam_5f_code"/>
      <text:p text:style-name="adam_5f_code">ChaiScript chai<text:span text:style-name="symbol4_5f_cpp">;</text:span></text:p>
      <text:p text:style-name="adam_5f_code">chai.<text:span text:style-name="member0_5f_cpp">add</text:span><text:span text:style-name="symbol0_5f_cpp">(</text:span>fun<text:span text:style-name="symbol1_5f_cpp">&lt;</text:span><text:span text:style-name="keyword3_5f_cpp">int</text:span> <text:span text:style-name="symbol0_5f_cpp">(</text:span><text:span text:style-name="keyword3_5f_cpp">int</text:span><text:span text:style-name="symbol0_5f_cpp">)</text:span><text:span text:style-name="symbol1_5f_cpp">&gt;</text:span><text:span text:style-name="symbol0_5f_cpp">(</text:span><text:span text:style-name="symbol3_5f_cpp">&amp;</text:span>echo<text:span text:style-name="symbol0_5f_cpp">)</text:span>, <text:span text:style-name="string_5f_cpp">"echo"</text:span><text:span text:style-name="symbol0_5f_cpp">)</text:span><text:span text:style-name="symbol4_5f_cpp">;</text:span></text:p>
      <text:p text:style-name="adam_5f_code">chai.<text:span text:style-name="member0_5f_cpp">add</text:span><text:span text:style-name="symbol0_5f_cpp">(</text:span>fun<text:span text:style-name="symbol1_5f_cpp">&lt;</text:span>string <text:span text:style-name="symbol0_5f_cpp">(</text:span><text:span text:style-name="keyword3_5f_cpp">const</text:span> string<text:span text:style-name="symbol3_5f_cpp">&amp;</text:span><text:span text:style-name="symbol0_5f_cpp">)</text:span><text:span text:style-name="symbol1_5f_cpp">&gt;</text:span><text:span text:style-name="symbol0_5f_cpp">(</text:span><text:span text:style-name="symbol3_5f_cpp">&amp;</text:span>echo<text:span text:style-name="symbol0_5f_cpp">)</text:span>, <text:span text:style-name="string_5f_cpp">"echo"</text:span><text:span text:style-name="symbol0_5f_cpp">)</text:span><text:span text:style-name="symbol4_5f_cpp">;</text:span></text:p>
      <text:p text:style-name="adam_5f_code"/>
      <text:p text:style-name="adam_5f_code"><text:span text:style-name="keyword3_5f_cpp">int</text:span> i <text:span text:style-name="symbol1_5f_cpp">=</text:span> chai.<text:span text:style-name="member0_5f_cpp">eval</text:span><text:span text:style-name="symbol1_5f_cpp">&lt;</text:span><text:span text:style-name="keyword3_5f_cpp">int</text:span><text:span text:style-name="symbol1_5f_cpp">&gt;</text:span><text:span text:style-name="symbol0_5f_cpp">(</text:span><text:span text:style-name="string_5f_cpp">"echo(1)"</text:span><text:span text:style-name="symbol0_5f_cpp">)</text:span><text:span text:style-name="symbol4_5f_cpp">;</text:span></text:p>
      <text:p text:style-name="adam_5f_code">string s <text:span text:style-name="symbol1_5f_cpp">=</text:span> chai.<text:span text:style-name="member0_5f_cpp">eval</text:span><text:span text:style-name="symbol1_5f_cpp">&lt;</text:span>string<text:span text:style-name="symbol1_5f_cpp">&gt;</text:span><text:span text:style-name="symbol0_5f_cpp">(</text:span><text:span text:style-name="string_5f_cpp">"echo(</text:span><text:span text:style-name="escaped_5f_cpp">\"</text:span><text:span text:style-name="string_5f_cpp">string</text:span><text:span text:style-name="escaped_5f_cpp">\"</text:span><text:span text:style-name="string_5f_cpp">)"</text:span><text:span text:style-name="symbol0_5f_cpp">)</text:span><text:span text:style-name="symbol4_5f_cpp">;</text:span></text:p>
      <text:p text:style-name="adam_5f_param"/>
      <text:p text:style-name="adam_5f_title_5f_3">强类型</text:p>
      <text:p text:style-name="adam_5f_quote">ChaiScript is very strongly typed and does not do any int to unsigned int conversions automatically.</text:p>
      <text:p text:style-name="adam_5f_quote_5f_from">http://chaiscript.com/node/126</text:p>
      <text:p text:style-name="adam_5f_param">给定：</text:p>
      <text:p text:style-name="adam_5f_code"><text:span text:style-name="keyword3_5f_cpp">unsigned</text:span> <text:span text:style-name="keyword3_5f_cpp">int</text:span> fac<text:span text:style-name="symbol0_5f_cpp">(</text:span><text:span text:style-name="keyword3_5f_cpp">unsigned</text:span> <text:span text:style-name="keyword3_5f_cpp">int</text:span> n<text:span text:style-name="symbol0_5f_cpp">)</text:span> <text:span text:style-name="symbol0_5f_cpp">{</text:span></text:p>
      <text:p text:style-name="adam_5f_code"><text:s text:c="2"/><text:span text:style-name="keyword0_5f_cpp">return</text:span> n <text:span text:style-name="symbol1_5f_cpp">==</text:span> <text:span text:style-name="number_5f_cpp">0</text:span> <text:span text:style-name="symbol4_5f_cpp">?</text:span> <text:span text:style-name="number_5f_cpp">1</text:span> <text:span text:style-name="symbol4_5f_cpp">:</text:span> n <text:span text:style-name="symbol2_5f_cpp">*</text:span> fac<text:span text:style-name="symbol0_5f_cpp">(</text:span>n <text:span text:style-name="symbol2_5f_cpp">-</text:span> <text:span text:style-name="number_5f_cpp">1</text:span><text:span text:style-name="symbol0_5f_cpp">)</text:span><text:span text:style-name="symbol4_5f_cpp">;</text:span></text:p>
      <text:p text:style-name="adam_5f_code"><text:span text:style-name="symbol0_5f_cpp">}</text:span></text:p>
      <text:p text:style-name="adam_5f_code">chai.<text:span text:style-name="member0_5f_cpp">add</text:span><text:span text:style-name="symbol0_5f_cpp">(</text:span>fun<text:span text:style-name="symbol0_5f_cpp">(</text:span><text:span text:style-name="symbol3_5f_cpp">&amp;</text:span>fac<text:span text:style-name="symbol0_5f_cpp">)</text:span>, <text:span text:style-name="string_5f_cpp">"fac"</text:span><text:span text:style-name="symbol0_5f_cpp">)</text:span><text:span text:style-name="symbol4_5f_cpp">;</text:span></text:p>
      <text:p text:style-name="adam_5f_param">这样调用是不行的：</text:p>
      <text:p text:style-name="adam_5f_code"><text:span text:style-name="keyword3_5f_cpp">unsigned</text:span> <text:span text:style-name="keyword3_5f_cpp">int</text:span> fac <text:span text:style-name="symbol1_5f_cpp">=</text:span> chai.<text:span text:style-name="member0_5f_cpp">eval</text:span><text:span text:style-name="symbol1_5f_cpp">&lt;</text:span><text:span text:style-name="keyword3_5f_cpp">unsigned</text:span> <text:span text:style-name="keyword3_5f_cpp">int</text:span><text:span text:style-name="symbol1_5f_cpp">&gt;</text:span><text:span text:style-name="symbol0_5f_cpp">(</text:span><text:span text:style-name="string_5f_cpp">"fac(3)"</text:span><text:span text:style-name="symbol0_5f_cpp">)</text:span><text:span text:style-name="symbol4_5f_cpp">;</text:span> <text:span text:style-name="comment0_5f_cpp">// 错！</text:span></text:p>
      <text:p text:style-name="adam_5f_param">会有bad_boxed_cast异常。应该在调用时显式的转成unsigned int：</text:p>
      <text:p text:style-name="adam_5f_code"><text:span text:style-name="keyword3_5f_cpp">unsigned</text:span> <text:span text:style-name="keyword3_5f_cpp">int</text:span> fac <text:span text:style-name="symbol1_5f_cpp">=</text:span> chai.<text:span text:style-name="member0_5f_cpp">eval</text:span><text:span text:style-name="symbol1_5f_cpp">&lt;</text:span><text:span text:style-name="keyword3_5f_cpp">unsigned</text:span> <text:span text:style-name="keyword3_5f_cpp">int</text:span><text:span text:style-name="symbol1_5f_cpp">&gt;</text:span><text:span text:style-name="symbol0_5f_cpp">(</text:span><text:span text:style-name="string_5f_cpp">"fac(unsigned_int(3))"</text:span><text:span text:style-name="symbol0_5f_cpp">)</text:span><text:span text:style-name="symbol4_5f_cpp">;</text:span></text:p>
      <text:p text:style-name="adam_5f_param">或者，直接以signed int来导出这个函数：</text:p>
      <text:p text:style-name="adam_5f_code">chai.<text:span text:style-name="member0_5f_cpp">add</text:span><text:span text:style-name="symbol0_5f_cpp">(</text:span>fun<text:span text:style-name="symbol1_5f_cpp">&lt;</text:span><text:span text:style-name="keyword3_5f_cpp">int</text:span> <text:span text:style-name="symbol0_5f_cpp">(</text:span><text:span text:style-name="keyword3_5f_cpp">int</text:span><text:span text:style-name="symbol0_5f_cpp">)</text:span><text:span text:style-name="symbol1_5f_cpp">&gt;</text:span><text:span text:style-name="symbol0_5f_cpp">(</text:span><text:span text:style-name="symbol3_5f_cpp">&amp;</text:span>fac<text:span text:style-name="symbol0_5f_cpp">)</text:span>, <text:span text:style-name="string_5f_cpp">"fac"</text:span><text:span text:style-name="symbol0_5f_cpp">)</text:span><text:span text:style-name="symbol4_5f_cpp">;</text:span></text:p>
      <text:p text:style-name="adam_5f_code"><text:span text:style-name="keyword3_5f_cpp">int</text:span> fac <text:span text:style-name="symbol1_5f_cpp">=</text:span> chai.<text:span text:style-name="member0_5f_cpp">eval</text:span><text:span text:style-name="symbol1_5f_cpp">&lt;</text:span><text:span text:style-name="keyword3_5f_cpp">int</text:span><text:span text:style-name="symbol1_5f_cpp">&gt;</text:span><text:span text:style-name="symbol0_5f_cpp">(</text:span><text:span text:style-name="string_5f_cpp">"fac(3)"</text:span><text:span text:style-name="symbol0_5f_cpp">)</text:span><text:span text:style-name="symbol4_5f_cpp">;</text:span></text:p>
      <text:p text:style-name="adam_5f_param">C++虽然也是强类型，但是允许signed和unsigned之间隐式转换。如果fac函数只有unsigned实现，fac(3)也能调用，3是signed（3u表示unsigned），但是C++可以将它隐式转换成unsigned。ChaiScript则不行，signed就是<text:soft-page-break/>signed，unsigned就是unsigned，需要显式转换（3u这种写法ChaiScript也不支持）。</text:p>
      <text:p text:style-name="adam_5f_param">对ChaiScript来说，int和double都是POD（plain object data）类型，bool和std::string也是，完整的列表详见ChaiScript bootstrap（自举，引导）的那段代码。</text:p>
      <text:p text:style-name="adam_5f_param"/>
      <text:p text:style-name="adam_5f_title_5f_3">数组</text:p>
      <text:p text:style-name="adam_5f_param">ChaiScript提供的Vector类似于STL的vector：</text:p>
      <text:p text:style-name="adam_5f_code">var v := Vector()</text:p>
      <text:p text:style-name="adam_5f_code">v.push_back(1)</text:p>
      <text:p text:style-name="adam_5f_code">v.push_back(2)</text:p>
      <text:p text:style-name="adam_5f_code">print(v) // [1, 2]</text:p>
      <text:p text:style-name="adam_5f_param">Vector的构造和初始化可以简化（类似于Python的List）：</text:p>
      <text:p text:style-name="adam_5f_code">var v := [1, 2]</text:p>
      <text:p text:style-name="adam_5f_param">在STL的vector和ChaiScript的Vector之间，是不可以“直接”转换的：</text:p>
      <text:p text:style-name="adam_5f_code">vector<text:span text:style-name="symbol1_5f_cpp">&lt;</text:span><text:span text:style-name="keyword3_5f_cpp">int</text:span><text:span text:style-name="symbol1_5f_cpp">&gt;</text:span> ints <text:span text:style-name="symbol1_5f_cpp">=</text:span> chai.<text:span text:style-name="member0_5f_cpp">eval</text:span><text:span text:style-name="symbol1_5f_cpp">&lt;</text:span>vector<text:span text:style-name="symbol1_5f_cpp">&lt;</text:span><text:span text:style-name="keyword3_5f_cpp">int</text:span><text:span text:style-name="symbol1_5f_cpp">&gt;</text:span> <text:span text:style-name="symbol1_5f_cpp">&gt;</text:span><text:span text:style-name="symbol0_5f_cpp">(</text:span><text:span text:style-name="string_5f_cpp">"[1, 2, 3]"</text:span><text:span text:style-name="symbol0_5f_cpp">)</text:span><text:span text:style-name="symbol4_5f_cpp">;</text:span> <text:span text:style-name="comment0_5f_cpp">// 错！</text:span></text:p>
      <text:p text:style-name="adam_5f_param">这样会有bad_boxed_cast异常。右边eval返回的是vector&lt;Boxed_Value&gt;，不能自动转成vector&lt;int&gt;。也可以简单理解成：自动Box和Unbox只对POD类型有效。这是一种设计上的折中吧，作者是这样解释的：</text:p>
      <text:p text:style-name="adam_5f_quote">There's no built in way to do conversions between typed vectors and vectors of Boxed_Value. We tried to implement that, but it introduced too much overhead in the code.</text:p>
      <text:p text:style-name="adam_5f_quote">http://chaiscript.com/node/118</text:p>
      <text:p text:style-name="adam_5f_param">下面说说细节。首先是eval的结果可以引用：</text:p>
      <text:p text:style-name="adam_5f_code">vector<text:span text:style-name="symbol1_5f_cpp">&lt;</text:span>Boxed_Value<text:span text:style-name="symbol1_5f_cpp">&gt;</text:span><text:span text:style-name="symbol3_5f_cpp">&amp;</text:span> ints <text:span text:style-name="symbol1_5f_cpp">=</text:span> chai.<text:span text:style-name="member0_5f_cpp">eval</text:span><text:span text:style-name="symbol1_5f_cpp">&lt;</text:span>vector<text:span text:style-name="symbol1_5f_cpp">&lt;</text:span>Boxed_Value<text:span text:style-name="symbol1_5f_cpp">&gt;</text:span> <text:span text:style-name="symbol1_5f_cpp">&gt;</text:span><text:span text:style-name="symbol0_5f_cpp">(</text:span><text:span text:style-name="string_5f_cpp">"[1, 2, 3]"</text:span><text:span text:style-name="symbol0_5f_cpp">)</text:span><text:span text:style-name="symbol4_5f_cpp">;</text:span></text:p>
      <text:p text:style-name="adam_5f_param">这就避免了一次拷贝构造。但是注意，Boxed_Value里具体的数据是引用计数的：</text:p>
      <text:p text:style-name="adam_5f_code"><text:span text:style-name="keyword1_5f_cpp">class</text:span> Boxed_Value <text:span text:style-name="symbol0_5f_cpp">{</text:span></text:p>
      <text:p text:style-name="adam_5f_code"><text:span text:style-name="keyword1_5f_cpp">private</text:span><text:span text:style-name="symbol4_5f_cpp">:</text:span></text:p>
      <text:p text:style-name="adam_5f_code"><text:s text:c="2"/>boost<text:span text:style-name="symbol4_5f_cpp">::</text:span><text:span text:style-name="member1_5f_cpp">shared_ptr</text:span><text:span text:style-name="symbol1_5f_cpp">&lt;</text:span>Data<text:span text:style-name="symbol1_5f_cpp">&gt;</text:span> m_data<text:span text:style-name="symbol4_5f_cpp">;</text:span></text:p>
      <text:p text:style-name="adam_5f_code"><text:span text:style-name="symbol0_5f_cpp">}</text:span><text:span text:style-name="symbol4_5f_cpp">;</text:span></text:p>
      <text:p text:style-name="adam_5f_param">所以vector本身引用与否，不影响内部的数据。</text:p>
      <text:p text:style-name="adam_5f_param">假如想在C++这边改ChaiScript里的这个数组，也可以：</text:p>
      <text:p text:style-name="adam_5f_code">vector<text:span text:style-name="symbol1_5f_cpp">&lt;</text:span>Boxed_Value<text:span text:style-name="symbol1_5f_cpp">&gt;</text:span><text:span text:style-name="symbol3_5f_cpp">&amp;</text:span> ints <text:span text:style-name="symbol1_5f_cpp">=</text:span> chai.<text:span text:style-name="member0_5f_cpp">eval</text:span><text:span text:style-name="symbol1_5f_cpp">&lt;</text:span>vector<text:span text:style-name="symbol1_5f_cpp">&lt;</text:span>Boxed_Value<text:span text:style-name="symbol1_5f_cpp">&gt;</text:span> <text:span text:style-name="symbol1_5f_cpp">&gt;</text:span><text:span text:style-name="symbol0_5f_cpp">(</text:span><text:span text:style-name="string_5f_cpp">"var a := [1, 2, 3]; a;"</text:span><text:span text:style-name="symbol0_5f_cpp">)</text:span><text:span text:style-name="symbol4_5f_cpp">;</text:span> <text:span text:style-name="comment0_5f_cpp">// 声明变量a方便后续访问</text:span></text:p>
      <text:p text:style-name="adam_5f_code">ints<text:span text:style-name="symbol0_5f_cpp">[</text:span><text:span text:style-name="number_5f_cpp">0</text:span><text:span text:style-name="symbol0_5f_cpp">]</text:span>.<text:span text:style-name="member0_5f_cpp">assign</text:span><text:span text:style-name="symbol0_5f_cpp">(</text:span>Boxed_Value<text:span text:style-name="symbol0_5f_cpp">(</text:span><text:span text:style-name="number_5f_cpp">4</text:span><text:span text:style-name="symbol0_5f_cpp">))</text:span><text:span text:style-name="symbol4_5f_cpp">;</text:span></text:p>
      <text:p text:style-name="adam_5f_code">chai.<text:span text:style-name="member0_5f_cpp">eval</text:span><text:span text:style-name="symbol0_5f_cpp">(</text:span><text:span text:style-name="string_5f_cpp">"print(a[0])"</text:span><text:span text:style-name="symbol0_5f_cpp">)</text:span><text:span text:style-name="symbol4_5f_cpp">;</text:span> <text:span text:style-name="comment0_5f_cpp">// 4</text:span></text:p>
      <text:p text:style-name="adam_5f_param">这里有两点值得注意。首先，变量ints不用引用也可以达到相同效果，因为如前所述，Boxed_Value内部的数据有引用计数。其次，assign不能替换成=：</text:p>
      <text:p text:style-name="adam_5f_code">ints<text:span text:style-name="symbol0_5f_cpp">[</text:span><text:span text:style-name="number_5f_cpp">0</text:span><text:span text:style-name="symbol0_5f_cpp">]</text:span> <text:span text:style-name="symbol1_5f_cpp">=</text:span> Boxed_Value<text:span text:style-name="symbol0_5f_cpp">(</text:span><text:span text:style-name="number_5f_cpp">4</text:span><text:span text:style-name="symbol0_5f_cpp">)</text:span><text:span text:style-name="symbol4_5f_cpp">;</text:span></text:p>
      <text:p text:style-name="adam_5f_param">用=，之前的那个Boxed_Value就被替换掉了。</text:p>
      <text:p text:style-name="adam_5f_title_5f_3">引用</text:p>
      <text:p text:style-name="P8"><text:span text:style-name="T13">下面</text:span><text:span text:style-name="T15">这</text:span><text:span text:style-name="T13">两种写法的差别</text:span><text:span text:style-name="T15">在于，</text:span><text:span text:style-name="T14">第一种多一次拷贝构造</text:span><text:span text:style-name="T16">：</text:span></text:p>
      <text:p text:style-name="adam_5f_code"><text:span text:style-name="T12">var a = Vector()</text:span></text:p>
      <text:p text:style-name="P3">var a := <text:span text:style-name="T3">Vector()</text:span></text:p>
      <text:p text:style-name="P9"><text:span text:style-name="T19">看两个例子。</text:span><text:span text:style-name="T20">例一：</text:span></text:p>
      <text:p text:style-name="P4"><text:soft-page-break/><text:span text:style-name="T3">var a := Vector()</text:span></text:p>
      <text:p text:style-name="adam_5f_code">var b = a // <text:span text:style-name="T17">拷贝构造了b</text:span></text:p>
      <text:p text:style-name="adam_5f_code">b.push_back(<text:span text:style-name="T5">1</text:span>) // <text:span text:style-name="T18">b改了，</text:span>a<text:span text:style-name="T18">仍为</text:span>[]</text:p>
      <text:p text:style-name="P10"><text:span text:style-name="T20">例二：</text:span></text:p>
      <text:p text:style-name="P1">var a := <text:span text:style-name="T3">Vector()</text:span></text:p>
      <text:p text:style-name="P1">var b := a // <text:span text:style-name="T17">b引用a</text:span></text:p>
      <text:p text:style-name="P1">b.push_back(<text:span text:style-name="T6">1</text:span>) // a<text:span text:style-name="T18">和</text:span><text:span text:style-name="T4">b</text:span><text:span text:style-name="T18">都改了</text:span></text:p>
      <text:p text:style-name="P7"><text:span text:style-name="T11">发现</text:span><text:span text:style-name="T7">一个Bug</text:span><text:span text:style-name="T10">，用快捷方式创建的Vector，不能再被其他变量引用</text:span><text:span text:style-name="T7">：</text:span></text:p>
      <text:p text:style-name="P2">var a := <text:span text:style-name="T8">[1, 2, 3] // </text:span><text:span text:style-name="T21">用快捷方式创建</text:span></text:p>
      <text:p text:style-name="P2">var b := a</text:p>
      <text:p text:style-name="P2"><text:span text:style-name="T7">b.push_back(</text:span><text:span text:style-name="T5">1</text:span><text:span text:style-name="T7">) // </text:span><text:span text:style-name="T9">Crash!</text:span></text:p>
      <text:p text:style-name="P11"><text:span text:style-name="T22">可见ChaiScript还有很多问题。</text:span><text:span text:style-name="T23">不够成熟是我</text:span><text:span text:style-name="T24">对它</text:span><text:span text:style-name="T23">最大的顾虑。</text:span></text:p>
      <text:p text:style-name="adam_5f_title_5f_3"><text:span text:style-name="T25">类</text:span></text:p>
      <text:p text:style-name="adam_5f_param"><text:span text:style-name="T25"/></text:p>
      <text:p text:style-name="adam_5f_code"><text:span text:style-name="keyword1_5f_cpp"><text:span text:style-name="T1">class</text:span></text:span><text:span text:style-name="T1"> Buffer </text:span><text:span text:style-name="symbol0_5f_cpp"><text:span text:style-name="T1">{</text:span></text:span></text:p>
      <text:p text:style-name="adam_5f_code"><text:span text:style-name="keyword1_5f_cpp"><text:span text:style-name="T1">public</text:span></text:span><text:span text:style-name="symbol4_5f_cpp"><text:span text:style-name="T1">:</text:span></text:span></text:p>
      <text:p text:style-name="adam_5f_code"><text:span text:style-name="T1"><text:s text:c="2"/></text:span><text:span text:style-name="keyword3_5f_cpp"><text:span text:style-name="T1">size_t</text:span></text:span><text:span text:style-name="T1"> LineCount</text:span><text:span text:style-name="symbol0_5f_cpp"><text:span text:style-name="T1">()</text:span></text:span><text:span text:style-name="T1"> </text:span><text:span text:style-name="keyword3_5f_cpp"><text:span text:style-name="T1">const</text:span></text:span><text:span text:style-name="T1"> </text:span><text:span text:style-name="symbol0_5f_cpp"><text:span text:style-name="T1">{</text:span></text:span><text:span text:style-name="T1"> </text:span><text:span text:style-name="keyword0_5f_cpp"><text:span text:style-name="T1">return</text:span></text:span><text:span text:style-name="T1"> lines_.</text:span><text:span text:style-name="member0_5f_cpp"><text:span text:style-name="T1">size</text:span></text:span><text:span text:style-name="symbol0_5f_cpp"><text:span text:style-name="T1">()</text:span></text:span><text:span text:style-name="symbol4_5f_cpp"><text:span text:style-name="T1">;</text:span></text:span><text:span text:style-name="T1"> </text:span><text:span text:style-name="symbol0_5f_cpp"><text:span text:style-name="T1">}</text:span></text:span></text:p>
      <text:p text:style-name="adam_5f_code"/>
      <text:p text:style-name="adam_5f_code"><text:span text:style-name="T1"><text:s text:c="2"/>string</text:span><text:span text:style-name="symbol3_5f_cpp"><text:span text:style-name="T1">&amp;</text:span></text:span><text:span text:style-name="T1"> GetLine</text:span><text:span text:style-name="symbol0_5f_cpp"><text:span text:style-name="T1">(</text:span></text:span><text:span text:style-name="keyword3_5f_cpp"><text:span text:style-name="T1">size_t</text:span></text:span><text:span text:style-name="T1"> line_index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adam_5f_code"><text:span text:style-name="T1"><text:s text:c="4"/></text:span><text:span text:style-name="keyword0_5f_cpp"><text:span text:style-name="T1">return</text:span></text:span><text:span text:style-name="T1"> lines_</text:span><text:span text:style-name="symbol0_5f_cpp"><text:span text:style-name="T1">[</text:span></text:span><text:span text:style-name="T1">line_index</text:span><text:span text:style-name="symbol0_5f_cpp"><text:span text:style-name="T1">]</text:span></text:span><text:span text:style-name="symbol4_5f_cpp"><text:span text:style-name="T1">;</text:span></text:span></text:p>
      <text:p text:style-name="adam_5f_code"><text:span text:style-name="T1"><text:s text:c="2"/></text:span><text:span text:style-name="symbol0_5f_cpp"><text:span text:style-name="T1">}</text:span></text:span></text:p>
      <text:p text:style-name="adam_5f_code"><text:span text:style-name="T1"><text:s text:c="2"/></text:span><text:span text:style-name="keyword3_5f_cpp"><text:span text:style-name="T1">const</text:span></text:span><text:span text:style-name="T1"> string</text:span><text:span text:style-name="symbol3_5f_cpp"><text:span text:style-name="T1">&amp;</text:span></text:span><text:span text:style-name="T1"> GetLine</text:span><text:span text:style-name="symbol0_5f_cpp"><text:span text:style-name="T1">(</text:span></text:span><text:span text:style-name="keyword3_5f_cpp"><text:span text:style-name="T1">size_t</text:span></text:span><text:span text:style-name="T1"> line_index</text:span><text:span text:style-name="symbol0_5f_cpp"><text:span text:style-name="T1">)</text:span></text:span><text:span text:style-name="T1"> </text:span><text:span text:style-name="keyword3_5f_cpp"><text:span text:style-name="T1">const</text:span></text:span><text:span text:style-name="T1"> </text:span><text:span text:style-name="symbol0_5f_cpp"><text:span text:style-name="T1">{</text:span></text:span></text:p>
      <text:p text:style-name="adam_5f_code"><text:span text:style-name="T1"><text:s text:c="4"/></text:span><text:span text:style-name="keyword0_5f_cpp"><text:span text:style-name="T1">return</text:span></text:span><text:span text:style-name="T1"> lines_</text:span><text:span text:style-name="symbol0_5f_cpp"><text:span text:style-name="T1">[</text:span></text:span><text:span text:style-name="T1">line_index</text:span><text:span text:style-name="symbol0_5f_cpp"><text:span text:style-name="T1">]</text:span></text:span><text:span text:style-name="symbol4_5f_cpp"><text:span text:style-name="T1">;</text:span></text:span></text:p>
      <text:p text:style-name="adam_5f_code"><text:span text:style-name="T1"><text:s text:c="2"/></text:span><text:span text:style-name="symbol0_5f_cpp"><text:span text:style-name="T1">}</text:span></text:span></text:p>
      <text:p text:style-name="adam_5f_code"/>
      <text:p text:style-name="adam_5f_code"><text:span text:style-name="T1"><text:s text:c="2"/></text:span><text:span text:style-name="keyword3_5f_cpp"><text:span text:style-name="T1">void</text:span></text:span><text:span text:style-name="T1"> AddLine</text:span><text:span text:style-name="symbol0_5f_cpp"><text:span text:style-name="T1">(</text:span></text:span><text:span text:style-name="keyword3_5f_cpp"><text:span text:style-name="T1">const</text:span></text:span><text:span text:style-name="T1"> string</text:span><text:span text:style-name="symbol3_5f_cpp"><text:span text:style-name="T1">&amp;</text:span></text:span><text:span text:style-name="T1"> line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adam_5f_code"><text:span text:style-name="T1"><text:s text:c="4"/>lines_.</text:span><text:span text:style-name="member0_5f_cpp"><text:span text:style-name="T1">push_back</text:span></text:span><text:span text:style-name="symbol0_5f_cpp"><text:span text:style-name="T1">(</text:span></text:span><text:span text:style-name="T1">line</text:span><text:span text:style-name="symbol0_5f_cpp"><text:span text:style-name="T1">)</text:span></text:span><text:span text:style-name="symbol4_5f_cpp"><text:span text:style-name="T1">;</text:span></text:span></text:p>
      <text:p text:style-name="adam_5f_code"><text:span text:style-name="T1"><text:s text:c="2"/></text:span><text:span text:style-name="symbol0_5f_cpp"><text:span text:style-name="T1">}</text:span></text:span></text:p>
      <text:p text:style-name="adam_5f_code"/>
      <text:p text:style-name="adam_5f_code"><text:span text:style-name="keyword1_5f_cpp"><text:span text:style-name="T1">private</text:span></text:span><text:span text:style-name="symbol4_5f_cpp"><text:span text:style-name="T1">:</text:span></text:span></text:p>
      <text:p text:style-name="adam_5f_code"><text:span text:style-name="T1"><text:s text:c="2"/>vector</text:span><text:span text:style-name="symbol1_5f_cpp"><text:span text:style-name="T1">&lt;</text:span></text:span><text:span text:style-name="T1">string</text:span><text:span text:style-name="symbol1_5f_cpp"><text:span text:style-name="T1">&gt;</text:span></text:span><text:span text:style-name="T1"> lines_</text:span><text:span text:style-name="symbol4_5f_cpp"><text:span text:style-name="T1">;</text:span></text:span></text:p>
      <text:p text:style-name="adam_5f_code"><text:span text:style-name="symbol0_5f_cpp"><text:span text:style-name="T1">}</text:span></text:span><text:span text:style-name="symbol4_5f_cpp"><text:span text:style-name="T1">;</text:span></text:span></text:p>
      <text:p text:style-name="adam_5f_param"><text:span text:style-name="T1"/></text:p>
      <text:p text:style-name="adam_5f_code"><text:span text:style-name="T1">chai.</text:span><text:span text:style-name="member0_5f_cpp"><text:span text:style-name="T1">add</text:span></text:span><text:span text:style-name="symbol0_5f_cpp"><text:span text:style-name="T1">(</text:span></text:span><text:span text:style-name="T1">user_type</text:span><text:span text:style-name="symbol1_5f_cpp"><text:span text:style-name="T1">&lt;</text:span></text:span><text:span text:style-name="T1">Buffer</text:span><text:span text:style-name="symbol1_5f_cpp"><text:span text:style-name="T1">&gt;</text:span></text:span><text:span text:style-name="symbol0_5f_cpp"><text:span text:style-name="T1">()</text:span></text:span><text:span text:style-name="T1">, </text:span><text:span text:style-name="string_5f_cpp"><text:span text:style-name="T1">"Buffer"</text:span></text:span><text:span text:style-name="symbol0_5f_cpp"><text:span text:style-name="T1">)</text:span></text:span><text:span text:style-name="symbol4_5f_cpp"><text:span text:style-name="T1">;</text:span></text:span></text:p>
      <text:p text:style-name="P5"><text:span text:style-name="comment0_5f_cpp"><text:span text:style-name="T1">// </text:span></text:span><text:span text:style-name="comment0_5f_cpp"><text:span text:style-name="T2">Default constructor</text:span></text:span></text:p>
      <text:p text:style-name="adam_5f_code"><text:span text:style-name="T1">chai.</text:span><text:span text:style-name="member0_5f_cpp"><text:span text:style-name="T1">add</text:span></text:span><text:span text:style-name="symbol0_5f_cpp"><text:span text:style-name="T1">(</text:span></text:span><text:span text:style-name="T1">constructor</text:span><text:span text:style-name="symbol1_5f_cpp"><text:span text:style-name="T1">&lt;</text:span></text:span><text:span text:style-name="T1">Buffer </text:span><text:span text:style-name="symbol0_5f_cpp"><text:span text:style-name="T1">()</text:span></text:span><text:span text:style-name="symbol1_5f_cpp"><text:span text:style-name="T1">&gt;</text:span></text:span><text:span text:style-name="symbol0_5f_cpp"><text:span text:style-name="T1">()</text:span></text:span><text:span text:style-name="T1">, </text:span><text:span text:style-name="string_5f_cpp"><text:span text:style-name="T1">"Buffer"</text:span></text:span><text:span text:style-name="symbol0_5f_cpp"><text:span text:style-name="T1">)</text:span></text:span><text:span text:style-name="symbol4_5f_cpp"><text:span text:style-name="T1">;</text:span></text:span></text:p>
      <text:p text:style-name="P5"><text:span text:style-name="comment0_5f_cpp"><text:span text:style-name="T1">// </text:span></text:span><text:span text:style-name="comment0_5f_cpp"><text:span text:style-name="T2">Copy constructor</text:span></text:span></text:p>
      <text:p text:style-name="adam_5f_code"><text:span text:style-name="T1">chai.</text:span><text:span text:style-name="member0_5f_cpp"><text:span text:style-name="T1">add</text:span></text:span><text:span text:style-name="symbol0_5f_cpp"><text:span text:style-name="T1">(</text:span></text:span><text:span text:style-name="T1">constructor</text:span><text:span text:style-name="symbol1_5f_cpp"><text:span text:style-name="T1">&lt;</text:span></text:span><text:span text:style-name="T1">Buffer </text:span><text:span text:style-name="symbol0_5f_cpp"><text:span text:style-name="T1">(</text:span></text:span><text:span text:style-name="keyword3_5f_cpp"><text:span text:style-name="T1">const</text:span></text:span><text:span text:style-name="T1"> Buffer </text:span><text:span text:style-name="symbol3_5f_cpp"><text:span text:style-name="T1">&amp;</text:span></text:span><text:span text:style-name="symbol0_5f_cpp"><text:span text:style-name="T1">)</text:span></text:span><text:span text:style-name="symbol1_5f_cpp"><text:span text:style-name="T1">&gt;</text:span></text:span><text:span text:style-name="symbol0_5f_cpp"><text:span text:style-name="T1">()</text:span></text:span><text:span text:style-name="T1">, </text:span><text:span text:style-name="string_5f_cpp"><text:span text:style-name="T1">"Buffer"</text:span></text:span><text:span text:style-name="symbol0_5f_cpp"><text:span text:style-name="T1">)</text:span></text:span><text:span text:style-name="symbol4_5f_cpp"><text:span text:style-name="T1">;</text:span></text:span></text:p>
      <text:p text:style-name="adam_5f_code"><text:span text:style-name="comment0_5f_cpp"><text:span text:style-name="T2"/></text:span></text:p>
      <text:p text:style-name="adam_5f_code"><text:span text:style-name="T1">chai.</text:span><text:span text:style-name="member0_5f_cpp"><text:span text:style-name="T1">add</text:span></text:span><text:span text:style-name="symbol0_5f_cpp"><text:span text:style-name="T1">(</text:span></text:span><text:span text:style-name="T1">fun</text:span><text:span text:style-name="symbol0_5f_cpp"><text:span text:style-name="T1">(</text:span></text:span><text:span text:style-name="symbol3_5f_cpp"><text:span text:style-name="T1">&amp;</text:span></text:span><text:span text:style-name="T1">Buffer</text:span><text:span text:style-name="symbol4_5f_cpp"><text:span text:style-name="T1">::</text:span></text:span><text:span text:style-name="member1_5f_cpp"><text:span text:style-name="T1">AddLine</text:span></text:span><text:span text:style-name="symbol0_5f_cpp"><text:span text:style-name="T1">)</text:span></text:span><text:span text:style-name="T1">, </text:span><text:span text:style-name="string_5f_cpp"><text:span text:style-name="T1">"AddLine"</text:span></text:span><text:span text:style-name="symbol0_5f_cpp"><text:span text:style-name="T1">)</text:span></text:span><text:span text:style-name="symbol4_5f_cpp"><text:span text:style-name="T1">;</text:span></text:span></text:p>
      <text:p text:style-name="adam_5f_code"><text:span text:style-name="T1">chai.</text:span><text:span text:style-name="member0_5f_cpp"><text:span text:style-name="T1">add</text:span></text:span><text:span text:style-name="symbol0_5f_cpp"><text:span text:style-name="T1">(</text:span></text:span><text:span text:style-name="T1">fun</text:span><text:span text:style-name="symbol0_5f_cpp"><text:span text:style-name="T1">(</text:span></text:span><text:span text:style-name="symbol3_5f_cpp"><text:span text:style-name="T1">&amp;</text:span></text:span><text:span text:style-name="T1">Buffer</text:span><text:span text:style-name="symbol4_5f_cpp"><text:span text:style-name="T1">::</text:span></text:span><text:span text:style-name="member1_5f_cpp"><text:span text:style-name="T1">LineCount</text:span></text:span><text:span text:style-name="symbol0_5f_cpp"><text:span text:style-name="T1">)</text:span></text:span><text:span text:style-name="T1">, </text:span><text:span text:style-name="string_5f_cpp"><text:span text:style-name="T1">"LineCount"</text:span></text:span><text:span text:style-name="symbol0_5f_cpp"><text:span text:style-name="T1">)</text:span></text:span><text:span text:style-name="symbol4_5f_cpp"><text:span text:style-name="T1">;</text:span></text:span></text:p>
      <text:p text:style-name="P12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ucida Grande" svg:font-family="'Lucida Grande', Verdana, sans-serif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粗体" style:font-family-generic="modern" style:font-pitch="fixed"/>
    <style:font-face style:name="新宋体1" svg:font-family="新宋体" style:font-family-generic="modern" style:font-pitch="fixed"/>
    <style:font-face style:name="新宋体" svg:font-family="新宋体" style:font-adornments="标准" style:font-family-generic="modern" style:font-pitch="fixed"/>
    <style:font-face style:name="新宋体2" svg:font-family="新宋体" style:font-adornments="粗体" style:font-family-generic="modern" style:font-pitch="fixed"/>
    <style:font-face style:name="宋体1" svg:font-family="宋体" style:font-adornments="标准" style:font-pitch="variable"/>
    <style:font-face style:name="宋体" svg:font-family="宋体" style:font-adornments="粗体" style:font-pitch="variable"/>
    <style:font-face style:name="永中宋体" svg:font-family="永中宋体" style:font-adornments="标准" style:font-pitch="variable"/>
    <style:font-face style:name="DejaVu Serif" svg:font-family="'DejaVu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Verdana" svg:font-family="Verdana" style:font-adornments="标准" style:font-family-generic="swiss" style:font-pitch="variable"/>
    <style:font-face style:name="微软雅黑" svg:font-family="微软雅黑" style:font-adornments="粗体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3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Mono" fo:font-size="10.5pt" style:font-name-asian="永中宋体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3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02cm" fo:margin-bottom="0.102cm" style:contextual-spacing="false"/>
      <style:text-properties fo:font-size="10.5pt" fo:font-weight="bold" style:font-name-asian="新宋体" style:font-size-asian="10.5pt" style:font-weight-asian="bold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adam_5f_code" style:display-name="adam_code" style:family="paragraph" style:parent-style-name="Text_20_body" style:auto-update="true" style:class="text" style:master-page-name="">
      <style:paragraph-properties fo:margin="100%" fo:margin-left="0.61cm" fo:margin-right="0cm" fo:margin-top="0cm" fo:margin-bottom="0.101cm" style:contextual-spacing="false" fo:text-indent="0cm" style:auto-text-indent="false" style:page-number="auto" fo:padding="0.25cm" fo:border-left="0.06pt solid #dc2300" fo:border-right="none" fo:border-top="none" fo:border-bottom="none" style:shadow="none"/>
      <style:text-properties style:font-name="DejaVu Sans Mono" fo:font-size="10pt" fo:font-weight="normal" style:font-name-asian="新宋体" style:font-size-asian="10pt" style:font-weight-asian="normal" style:font-size-complex="12pt"/>
    </style:style>
    <style:style style:name="未命名1" style:family="paragraph" style:parent-style-name="Text_20_body">
      <style:text-properties fo:font-size="10.5pt" style:font-name-asian="新宋体" style:font-size-asian="10.5pt" style:font-size-complex="12pt"/>
    </style:style>
    <style:style style:name="未命名2" style:family="paragraph" style:parent-style-name="Text_20_body" style:auto-update="true"/>
    <style:style style:name="adam_5f_param" style:display-name="adam_param" style:family="paragraph" style:parent-style-name="Text_20_body" style:auto-update="true">
      <style:paragraph-properties fo:margin-top="0.199cm" fo:margin-bottom="0.199cm" style:contextual-spacing="false" fo:text-align="start" style:justify-single-word="false" style:shadow="none" style:writing-mode="lr-tb"/>
      <style:text-properties style:use-window-font-color="true" style:font-name="Arial" fo:font-size="10pt" fo:font-weight="normal" style:font-size-asian="10pt" style:font-weight-asian="normal" style:font-size-complex="12pt"/>
    </style:style>
    <style:style style:name="adam_5f_title_5f_3" style:display-name="adam_title_3" style:family="paragraph" style:next-style-name="adam_5f_param" style:auto-update="true" style:master-page-name="">
      <style:paragraph-properties fo:margin-top="0.203cm" fo:margin-bottom="0.203cm" style:contextual-spacing="false" style:page-number="auto"/>
      <style:text-properties style:font-name="DejaVu Sans Mono1" fo:font-size="10.5pt" fo:font-style="normal" fo:font-weight="bold" style:font-name-asian="宋体" style:font-size-asian="10.5pt" style:font-style-asian="normal" style:font-weight-asian="bold" style:font-size-complex="12pt"/>
    </style:style>
    <style:style style:name="adam_5f_list" style:display-name="adam_list" style:family="paragraph" style:parent-style-name="adam_5f_param" style:auto-update="true" style:list-style-name="List_20_1" style:master-page-name="">
      <style:paragraph-properties fo:margin="100%" fo:margin-left="0.508cm" fo:margin-right="0cm" fo:margin-top="0cm" fo:margin-bottom="0cm" style:contextual-spacing="false" fo:text-indent="0cm" style:auto-text-indent="false" style:page-number="auto" style:writing-mode="lr-tb"/>
      <style:text-properties style:font-name="DejaVu Sans1" fo:font-size="10pt" style:font-size-asian="10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am_5f_table_5f_code" style:display-name="adam_table_code" style:family="paragraph" style:parent-style-name="adam_5f_code" style:auto-update="true">
      <style:paragraph-properties fo:margin="100%" fo:margin-left="0.051cm" fo:margin-right="0cm" fo:margin-top="0cm" fo:margin-bottom="0cm" style:contextual-spacing="false" fo:text-indent="0cm" style:auto-text-indent="false"/>
      <style:text-properties fo:font-size="10pt" style:font-size-asian="10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新宋体1" style:font-size-asian="10pt" style:font-name-complex="Courier New" style:font-size-complex="10pt"/>
    </style:style>
    <style:style style:name="adam_5f_table_5f_param" style:display-name="adam_table_param" style:family="paragraph" style:parent-style-name="adam_5f_param" style:auto-update="true" style:master-page-name="">
      <style:paragraph-properties fo:margin-top="0.051cm" fo:margin-bottom="0.051cm" style:contextual-spacing="false" style:page-number="auto"/>
      <style:text-properties style:font-name="Verdana" fo:font-size="10pt" style:font-size-asian="10pt" style:font-size-complex="12pt"/>
    </style:style>
    <style:style style:name="adam_5f_table_5f_title" style:display-name="adam_table_title" style:family="paragraph" style:parent-style-name="adam_5f_table_5f_param" style:auto-update="true">
      <style:text-properties fo:font-weight="bold" style:font-weight-asian="bold" style:font-size-complex="12pt"/>
    </style:style>
    <style:style style:name="adam_5f_title_5f_1" style:display-name="adam_title_1" style:family="paragraph" style:parent-style-name="Heading_20_3" style:auto-update="true" style:default-outline-level="" style:list-style-name="">
      <style:text-properties fo:text-transform="capitalize" fo:font-size="14pt" fo:letter-spacing="0.071cm" style:text-underline-style="none" style:font-name-asian="微软雅黑" style:font-size-asian="14pt" style:font-size-complex="12pt"/>
    </style:style>
    <style:style style:name="adam_5f_title_5f_2" style:display-name="adam_title_2" style:family="paragraph" style:auto-update="true">
      <style:paragraph-properties fo:margin-top="0.199cm" fo:margin-bottom="0.199cm" style:contextual-spacing="false"/>
      <style:text-properties fo:text-transform="capitalize" style:font-name="DejaVu Sans2" fo:font-size="12pt" fo:font-style="italic" fo:font-weight="bold" style:font-name-asian="宋体" style:font-size-asian="12pt" style:font-style-asian="italic" style:font-weight-asian="bold" style:font-size-complex="12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style:contextual-spacing="false" fo:text-indent="0cm" style:auto-text-indent="false"/>
    </style:style>
    <style:style style:name="adam_5f_param_5f_normal" style:display-name="adam_param_normal" style:family="paragraph" style:parent-style-name="Text_20_body" style:master-page-name="">
      <style:paragraph-properties fo:margin-top="0cm" fo:margin-bottom="0.457cm" style:contextual-spacing="false" fo:line-height="125%" fo:text-align="justify" style:justify-single-word="false" style:page-number="auto" style:writing-mode="lr-tb"/>
      <style:text-properties style:font-name="Arial1" fo:font-size="10.5pt" style:font-name-asian="宋体1" style:font-size-asian="10.5pt" style:language-asian="zh" style:country-asian="CN" style:font-size-complex="12pt"/>
    </style:style>
    <style:style style:name="adam_5f_quote" style:display-name="adam_quote" style:family="paragraph" style:auto-update="true">
      <style:paragraph-properties fo:margin="100%" fo:margin-left="0.6cm" fo:margin-right="0cm" fo:margin-top="0.101cm" fo:margin-bottom="0.101cm" style:contextual-spacing="false" fo:text-indent="0cm" style:auto-text-indent="false" fo:padding="0.25cm" fo:border-left="0.06pt solid #800000" fo:border-right="none" fo:border-top="none" fo:border-bottom="none" style:shadow="none" style:writing-mode="lr-tb"/>
      <style:text-properties style:font-name="Verdana" fo:font-size="9pt" fo:font-style="normal" fo:font-weight="normal" style:font-size-asian="9pt" style:font-weight-asian="normal" style:font-size-complex="12pt"/>
    </style:style>
    <style:style style:name="adam_5f_quote_5f_from" style:display-name="adam_quote_from" style:family="paragraph" style:parent-style-name="adam_5f_quote">
      <style:text-properties style:font-name="Arial1" fo:font-size="10pt" fo:font-weight="normal" style:font-size-asian="10pt" style:font-weight-asian="normal" style:font-size-complex="10pt" style:font-weight-complex="normal"/>
    </style:style>
    <style:style style:name="adam_5f_code_5f_large" style:display-name="adam_code_large" style:family="paragraph" style:parent-style-name="adam_5f_code" style:auto-update="true">
      <style:text-properties style:font-name="DejaVu Sans Mono" fo:font-size="15pt" style:font-size-asian="14pt" style:font-size-complex="12pt" style:text-scale="91%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adam_5f_pagefoot" style:display-name="adam_pagefoot" style:family="paragraph" style:parent-style-name="adam_5f_param" style:auto-update="true">
      <style:paragraph-properties fo:text-align="center" style:justify-single-word="false"/>
      <style:text-properties fo:font-size="10pt" style:font-size-asian="10pt" style:font-size-complex="12pt"/>
    </style:style>
    <style:style style:name="adam_5f_list_5f_agenda" style:display-name="adam_list_agenda" style:family="paragraph" style:auto-update="true" style:default-outline-level="1" style:list-style-name="List_20_1" style:master-page-name="">
      <style:paragraph-properties fo:margin="100%" fo:margin-left="0.508cm" fo:margin-right="0cm" fo:margin-top="0.199cm" fo:margin-bottom="0.199cm" style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DejaVu Sans Mono" fo:font-size="13pt" fo:text-shadow="none" style:font-name-asian="新宋体2" style:font-size-asian="15pt" style:font-weight-asian="bold" style:font-size-complex="12pt"/>
    </style:style>
    <style:style style:name="adam_5f_list_5f_2" style:display-name="adam_list_2" style:family="paragraph" style:auto-update="true" style:default-outline-level="1" style:list-style-name="List_20_1" style:master-page-name="">
      <style:paragraph-properties fo:margin="100%" fo:margin-left="0.508cm" fo:margin-right="0cm" fo:margin-top="0.101cm" fo:margin-bottom="0.101cm" style:contextual-spacing="false" fo:text-indent="0cm" style:auto-text-indent="false" style:page-number="auto" fo:background-color="transparent">
        <style:background-image/>
      </style:paragraph-properties>
      <style:text-properties style:font-name="Verdana" fo:font-size="11pt" style:font-name-asian="宋体1" style:font-size-asian="11pt" style:font-size-complex="12pt"/>
    </style:style>
    <style:style style:name="adam_5f_list_5f__23_" style:display-name="adam_list_#" style:family="paragraph" style:auto-update="true" style:default-outline-level="1" style:list-style-name="Numbering_20_1">
      <style:paragraph-properties fo:margin="100%" fo:margin-left="0.499cm" fo:margin-right="0cm" fo:margin-top="0.101cm" fo:margin-bottom="0.101cm" style:contextual-spacing="false" fo:text-indent="0cm" style:auto-text-indent="false"/>
      <style:text-properties style:font-name="DejaVu Sans Mono" fo:font-size="10.5pt" style:font-name-asian="宋体1" style:font-size-asian="10.5pt" style:font-size-complex="12pt"/>
    </style:style>
    <style:style style:name="adam_5f_param_5f_2" style:display-name="adam_param_2" style:family="paragraph" style:parent-style-name="adam_5f_param" style:auto-update="true">
      <style:paragraph-properties fo:margin-top="0.199cm" fo:margin-bottom="0.101cm" style:contextual-spacing="false"/>
      <style:text-properties style:font-name="DejaVu Sans1" fo:font-size="10.5pt" style:font-size-asian="10.5pt" style:font-size-complex="12pt"/>
    </style:style>
    <style:style style:name="未命名3" style:family="paragraph" style:parent-style-name="adam_5f_list_5f_agenda" style:list-style-name="List_20_1"/>
    <style:style style:name="adam_5f_param_5f_bold" style:display-name="adam_param_bold" style:family="paragraph" style:parent-style-name="adam_5f_param" style:auto-update="true">
      <style:paragraph-properties fo:margin-top="0.199cm" fo:margin-bottom="0.199cm" style:contextual-spacing="false"/>
      <style:text-properties fo:color="#dc2300" fo:font-size="10.5pt" fo:font-weight="bold" style:font-size-asian="10.5pt" style:font-weight-asian="bold" style:font-size-complex="12pt"/>
    </style:style>
    <style:style style:name="adam_5f_table_5f_list" style:display-name="adam_table_list" style:family="paragraph" style:auto-update="true" style:default-outline-level="1" style:list-style-name="List_20_1">
      <style:paragraph-properties fo:margin="100%" fo:margin-left="0.4cm" fo:margin-right="0cm" fo:margin-top="0cm" fo:margin-bottom="0cm" style:contextual-spacing="false" fo:text-indent="0cm" style:auto-text-indent="false"/>
      <style:text-properties style:font-name="DejaVu Sans Mono" fo:font-size="10pt" style:font-size-asian="10pt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am_5f_comments" style:display-name="adam_comments" style:family="paragraph" style:parent-style-name="adam_5f_code" style:auto-update="true" style:master-page-name="">
      <style:paragraph-properties style:page-number="auto" fo:padding="0.25cm" fo:border-left="0.51pt solid #2300dc" fo:border-right="none" fo:border-top="none" fo:border-bottom="none" style:shadow="none"/>
      <style:text-properties fo:font-size="10.5pt" style:font-size-asian="10.5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number_5f_cpp" style:display-name="number_cpp" style:family="text">
      <style:text-properties fo:color="#cc6633" fo:font-size="10pt" fo:font-style="normal" fo:font-weight="normal" style:font-size-asian="10pt" style:font-size-complex="12pt"/>
    </style:style>
    <style:style style:name="keyword1_5f_cpp" style:display-name="keyword1_cpp" style:family="text">
      <style:text-properties fo:color="#0000ff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_5f_multi_5f_c" style:display-name="comment_multi_c" style:family="text">
      <style:text-properties fo:color="#808080" fo:font-style="italic" fo:font-weight="normal"/>
    </style:style>
    <style:style style:name="Teletype" style:family="text">
      <style:text-properties style:font-name="Courier New" style:font-name-asian="新宋体1" style:font-name-complex="Courier New"/>
    </style:style>
    <style:style style:name="symbol3_5f_cpp" style:display-name="symbol3_cpp" style:family="text">
      <style:text-properties fo:color="#000040" fo:font-style="normal" fo:font-weight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新宋体1" style:font-name-complex="Courier New"/>
    </style:style>
    <style:style style:name="keyword0_5f_cpp" style:display-name="keyword0_cpp" style:family="text">
      <style:text-properties fo:color="#0000ff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" style:display-name="comment0_c" style:family="text">
      <style:text-properties fo:color="#339933" fo:font-style="normal" fo:font-weight="normal"/>
    </style:style>
    <style:style style:name="Definition" style:family="text"/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member0_5f_c" style:display-name="member0_c" style:family="text">
      <style:text-properties fo:color="#202020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comment_5f_multi_5f_pascal" style:display-name="comment_multi_pascal" style:family="text">
      <style:text-properties fo:color="#666666" fo:font-style="italic" fo:font-weight="normal"/>
    </style:style>
    <style:style style:name="keyword2_5f_c" style:display-name="keyword2_c" style:family="text">
      <style:text-properties fo:color="#000066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keyword0_5f_java" style:display-name="keyword0_java" style:family="text">
      <style:text-properties fo:color="#000000" fo:font-style="normal" fo:font-weight="bold"/>
    </style:style>
    <style:style style:name="keyword2_5f_java" style:display-name="keyword2_java" style:family="text">
      <style:text-properties fo:color="#003399" fo:font-style="normal" fo:font-weight="normal"/>
    </style:style>
    <style:style style:name="member0_5f_java" style:display-name="member0_java" style:family="text">
      <style:text-properties fo:color="#006633" fo:font-style="normal" fo:font-weight="normal"/>
    </style:style>
    <style:style style:name="symbol0_5f_java" style:display-name="symbol0_java" style:family="text">
      <style:text-properties fo:color="#339933" fo:font-style="normal" fo:font-weight="normal"/>
    </style:style>
    <style:style style:name="keyword3_5f_java" style:display-name="keyword3_java" style:family="text">
      <style:text-properties fo:color="#000066" fo:font-style="normal" fo:font-weight="bold"/>
    </style:style>
    <style:style style:name="keyword1_5f_java" style:display-name="keyword1_java" style:family="text">
      <style:text-properties fo:color="#000066" fo:font-style="normal" fo:font-weight="bold"/>
    </style:style>
    <style:style style:name="number_5f_java" style:display-name="number_java" style:family="text">
      <style:text-properties fo:color="#cc66cc" fo:font-style="normal" fo:font-weight="normal"/>
    </style:style>
    <style:style style:name="string_5f_java" style:display-name="string_java" style:family="text">
      <style:text-properties fo:color="#0000ff" fo:font-style="normal" fo:font-weight="normal"/>
    </style:style>
    <style:style style:name="Drop_20_Caps" style:display-name="Drop Cap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omment0_5f_java" style:display-name="comment0_java" style:family="text">
      <style:text-properties fo:color="#666666" fo:font-style="italic" fo:font-weight="normal"/>
    </style:style>
    <style:style style:name="keyword1_5f_c" style:display-name="keyword1_c" style:family="text">
      <style:text-properties fo:color="#000000" fo:font-style="normal" fo:font-weight="bold"/>
    </style:style>
    <style:style style:name="symbol0_5f_haskell" style:display-name="symbol0_haskell" style:family="text">
      <style:text-properties fo:color="#339933" fo:font-style="normal" fo:font-weight="bold"/>
    </style:style>
    <style:style style:name="number_5f_haskell" style:display-name="number_haskell" style:family="text">
      <style:text-properties fo:color="#0000ed" fo:font-style="normal" fo:font-weight="normal"/>
    </style:style>
    <style:style style:name="keyword2_5f_haskell" style:display-name="keyword2_haskell" style:family="text">
      <style:text-properties fo:color="#000000" fo:font-style="normal" fo:font-weight="normal"/>
    </style:style>
    <style:style style:name="keyword3_5f_haskell" style:display-name="keyword3_haskell" style:family="text">
      <style:text-properties fo:color="#cccc00" fo:font-style="normal" fo:font-weight="bold"/>
    </style:style>
    <style:style style:name="comment0_5f_haskell" style:display-name="comment0_haskell" style:family="text">
      <style:text-properties fo:color="#5d478b" fo:font-style="italic" fo:font-weight="normal"/>
    </style:style>
    <style:style style:name="string_5f_haskell" style:display-name="string_haskell" style:family="text">
      <style:text-properties fo:color="#000000" fo:font-style="normal" fo:font-weight="normal"/>
    </style:style>
    <style:style style:name="keyword0_5f_haskell" style:display-name="keyword0_haskell" style:family="text">
      <style:text-properties fo:color="#0066cc" fo:font-style="normal" fo:font-weight="bold"/>
    </style:style>
    <style:style style:name="number_5f_lua" style:display-name="number_lua" style:family="text">
      <style:text-properties fo:color="#cc66cc" fo:font-style="normal" fo:font-weight="normal"/>
    </style:style>
    <style:style style:name="keyword0_5f_lua" style:display-name="keyword0_lua" style:family="text">
      <style:text-properties fo:color="#b1b100" fo:font-style="normal" fo:font-weight="normal"/>
    </style:style>
    <style:style style:name="symbol0_5f_lua" style:display-name="symbol0_lua" style:family="text">
      <style:text-properties fo:color="#66cc66" fo:font-style="normal" fo:font-weight="normal"/>
    </style:style>
    <style:style style:name="escaped_5f_cpp" style:display-name="escaped_cpp" style:family="text">
      <style:text-properties fo:color="#666666" fo:font-style="normal" fo:font-weight="bold"/>
    </style:style>
    <style:style style:name="keyword0_5f_scheme" style:display-name="keyword0_scheme" style:family="text">
      <style:text-properties fo:color="#b1b100" fo:font-style="normal" fo:font-weight="normal"/>
    </style:style>
    <style:style style:name="symbol0_5f_scheme" style:display-name="symbol0_scheme" style:family="text">
      <style:text-properties fo:color="#66cc66" fo:font-style="normal" fo:font-weight="normal"/>
    </style:style>
    <style:style style:name="number_5f_scheme" style:display-name="number_scheme" style:family="text">
      <style:text-properties fo:color="#cc66cc" fo:font-style="normal" fo:font-weight="normal"/>
    </style:style>
    <style:style style:name="comment0_5f_scheme" style:display-name="comment0_scheme" style:family="text">
      <style:text-properties fo:color="#808080" fo:font-style="italic" fo:font-weight="normal"/>
    </style:style>
    <style:style style:name="comment0_5f_lua" style:display-name="comment0_lua" style:family="text">
      <style:text-properties fo:color="#808080" fo:font-style="italic" fo:font-weight="normal"/>
    </style:style>
    <style:style style:name="number_5f_csharp" style:display-name="number_csharp" style:family="text">
      <style:text-properties fo:color="#ff0000" fo:font-style="normal" fo:font-weight="normal"/>
    </style:style>
    <style:style style:name="keyword0_5f_csharp" style:display-name="keyword0_csharp" style:family="text">
      <style:text-properties fo:color="#0600ff" fo:font-style="normal" fo:font-weight="normal"/>
    </style:style>
    <style:style style:name="keyword3_5f_csharp" style:display-name="keyword3_csharp" style:family="text">
      <style:text-properties fo:color="#ff0000" fo:font-style="normal" fo:font-weight="normal"/>
    </style:style>
    <style:style style:name="symbol0_5f_csharp" style:display-name="symbol0_csharp" style:family="text">
      <style:text-properties fo:color="#008000" fo:font-style="normal" fo:font-weight="normal"/>
    </style:style>
    <style:style style:name="member0_5f_csharp" style:display-name="member0_csharp" style:family="text">
      <style:text-properties fo:color="#0000ff" fo:font-style="normal" fo:font-weight="normal"/>
    </style:style>
    <style:style style:name="comment0_5f_csharp" style:display-name="comment0_csharp" style:family="text">
      <style:text-properties fo:color="#008080" fo:font-style="italic" fo:font-weight="normal"/>
    </style:style>
    <style:style style:name="keyword0_5f_python" style:display-name="keyword0_python" style:family="text">
      <style:text-properties fo:color="#ff7700" fo:font-style="normal" fo:font-weight="bold"/>
    </style:style>
    <style:style style:name="keyword1_5f_python" style:display-name="keyword1_python" style:family="text">
      <style:text-properties fo:color="#008000" fo:font-style="normal" fo:font-weight="normal"/>
    </style:style>
    <style:style style:name="symbol0_5f_python" style:display-name="symbol0_python" style:family="text">
      <style:text-properties fo:color="#66cc66" fo:font-style="normal" fo:font-weight="normal"/>
    </style:style>
    <style:style style:name="member1_5f_c" style:display-name="member1_c" style:family="text">
      <style:text-properties fo:color="#202020" fo:font-style="normal" fo:font-weight="normal"/>
    </style:style>
    <style:style style:name="number_5f_python" style:display-name="number_python" style:family="text">
      <style:text-properties fo:color="#ff4500" fo:font-style="normal" fo:font-weight="normal"/>
    </style:style>
    <style:style style:name="string_5f_python" style:display-name="string_python" style:family="text">
      <style:text-properties fo:color="#483d8b" fo:font-style="normal" fo:font-weight="normal"/>
    </style:style>
    <style:style style:name="string_5f_csharp" style:display-name="string_csharp" style:family="text">
      <style:text-properties fo:color="#666666" fo:font-style="normal" fo:font-weight="normal"/>
    </style:style>
    <style:style style:name="keyword2_5f_python" style:display-name="keyword2_python" style:family="text">
      <style:text-properties fo:color="#dc143c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comment0_5f_python" style:display-name="comment0_python" style:family="text">
      <style:text-properties fo:color="#808080" fo:font-style="italic" fo:font-weight="normal"/>
    </style:style>
    <style:style style:name="keyword3_5f_python" style:display-name="keyword3_python" style:family="text">
      <style:text-properties fo:color="#0000cd" fo:font-style="normal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91cm" fo:margin-bottom="0.991cm" fo:margin-left="2.007cm" fo:margin-right="0.991cm" style:shadow="none" fo:background-color="transparent" style:writing-mode="lr-tb" style:layout-grid-color="#c0c0c0" style:layout-grid-lines="16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adam_5f_pagefoot">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06T10:52:21</meta:creation-date>
    <dc:date>2012-11-08T17:29:17.02</dc:date>
    <meta:editing-duration>P3DT11H48M7S</meta:editing-duration>
    <meta:editing-cycles>2625</meta:editing-cycles>
    <meta:generator>LibreOffice/3.6$Windows_x86 LibreOffice_project/e29a214-2bbed72-0621de6-a97528c-8f066d</meta:generator>
    <meta:document-statistic meta:table-count="0" meta:image-count="0" meta:object-count="0" meta:page-count="3" meta:paragraph-count="105" meta:word-count="1007" meta:character-count="3366" meta:non-whitespace-character-count="3094"/>
  </office:meta>
</office:document-meta>
</file>